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wer Armour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Rüst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K VII</text:p>
          </table:table-cell>
          <table:table-cell/>
          <table:table-cell office:value-type="string">
            <text:p>MK VIII</text:p>
          </table:table-cell>
          <table:table-cell/>
          <table:table-cell office:value-type="string">
            <text:p>MK IV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Transpor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hino MK Ib</text:p>
          </table:table-cell>
          <table:table-cell/>
          <table:table-cell office:value-type="string">
            <text:p>Rhino MK Ic Deimos</text:p>
          </table:table-cell>
          <table:table-cell/>
          <table:table-cell office:value-type="string">
            <text:p>Rhino MK I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tandard Bolts</text:p>
          </table:table-cell>
          <table:table-cell/>
          <table:table-cell office:value-type="string">
            <text:p>Hellfire Rounds</text:p>
          </table:table-cell>
          <table:table-cell/>
          <table:table-cell office:value-type="string">
            <text:p>Kraken Pattern Rounds</text:p>
          </table:table-cell>
          <table:table-cell/>
          <table:table-cell office:value-type="string">
            <text:p>Metal Storm Frag Shells</text:p>
          </table:table-cell>
          <table:table-cell/>
          <table:table-cell office:value-type="string">
            <text:p>Vengeance Rounds</text:p>
          </table:table-cell>
          <table:table-cell/>
          <table:table-cell office:value-type="string">
            <text:p>Plasmawerfer</text:p>
          </table:table-cell>
          <table:table-cell/>
          <table:table-cell office:value-type="string">
            <text:p>Melta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~~~~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 Pen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</text:p>
          </table:table-cell>
          <table:table-cell/>
          <table:table-cell office:value-type="string">
            <text:p>+ Al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Devasto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avy Bolter</text:p>
          </table:table-cell>
          <table:table-cell/>
          <table:table-cell office:value-type="string">
            <text:p>Laserkanonen</text:p>
          </table:table-cell>
          <table:table-cell/>
          <table:table-cell office:value-type="string">
            <text:p>Multimeter</text:p>
          </table:table-cell>
          <table:table-cell/>
          <table:table-cell office:value-type="string">
            <text:p>Raketenwerfer</text:p>
          </table:table-cell>
          <table:table-cell/>
          <table:table-cell office:value-type="string">
            <text:p>Plasmakanon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cout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Jump Troo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echmari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pothecariu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dnought" table:style-name="ta1">
        <table:table-column table:style-name="co2" table:default-cell-style-name="Default"/>
        <table:table-row table:style-name="ro2">
          <table:table-cell/>
        </table:table-row>
      </table:table>
      <table:table table:name="AST_Tank" table:style-name="ta1">
        <table:table-column table:style-name="co2" table:default-cell-style-name="Default"/>
        <table:table-row table:style-name="ro2">
          <table:table-cell/>
        </table:table-row>
      </table:table>
      <table:table table:name="IG Inf" table:style-name="ta1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Inf armou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ardboard</text:p>
          </table:table-cell>
          <table:table-cell office:value-type="string">
            <text:p>Flak</text:p>
          </table:table-cell>
          <table:table-cell office:value-type="string">
            <text:p>Carapace Armour</text:p>
          </table:table-cell>
          <table:table-cell table:number-columns-repeated="2"/>
          <table:table-cell office:value-type="string">
            <text:p>Support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Inf Equi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utogun</text:p>
          </table:table-cell>
          <table:table-cell office:value-type="string">
            <text:p>Lasgun</text:p>
          </table:table-cell>
          <table:table-cell office:value-type="string">
            <text:p>Lasgun/GrenadeLauncher</text:p>
          </table:table-cell>
          <table:table-cell office:value-type="string">
            <text:p>Lasgun/Grenade/Plasma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Upgrade</text:p>
          </table:table-cell>
          <table:table-cell office:value-type="string">
            <text:p>Grenade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HWT (no equip?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vy Stubber</text:p>
          </table:table-cell>
          <table:table-cell office:value-type="string">
            <text:p>Heavy Bolter</text:p>
          </table:table-cell>
          <table:table-cell office:value-type="string">
            <text:p>Autocannon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Artiller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ortar</text:p>
          </table:table-cell>
          <table:table-cell office:value-type="string">
            <text:p>Quad Launcher</text:p>
          </table:table-cell>
          <table:table-cell office:value-type="string">
            <text:p>Heavy Mortar</text:p>
          </table:table-cell>
          <table:table-cell office:value-type="string">
            <text:p>Earthshak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Anti-Tan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utocannon</text:p>
          </table:table-cell>
          <table:table-cell office:value-type="string">
            <text:p>Lasercannon</text:p>
          </table:table-cell>
          <table:table-cell office:value-type="string">
            <text:p>Rapier Lasercannon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0000-00-00T18:52:48.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1:23:12.39</meta:creation-date>
    <dc:date>2016-12-08T02:59:45.65</dc:date>
    <meta:editing-duration>PT7H32M32S</meta:editing-duration>
    <meta:editing-cycles>5</meta:editing-cycles>
    <meta:generator>LibreOffice/4.0.3.3$Windows_x86 LibreOffice_project/0eaa50a932c8f2199a615e1eb30f7ac74279539</meta:generator>
    <meta:document-statistic meta:table-count="4" meta:cell-count="68" meta:object-count="0"/>
  </office:meta>
</office:document-meta>
</file>